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.353cm" loext:contextual-spacing="false" fo:line-height="115%"/>
      <style:text-properties style:font-name="Calibri" officeooo:rsid="001fde35" officeooo:paragraph-rsid="001fde35" style:font-name-asian="Calibri" style:font-name-complex="Calibri"/>
    </style:style>
    <style:style style:name="P2" style:family="paragraph" style:parent-style-name="Normal" style:master-page-name="MP0">
      <style:paragraph-properties fo:margin-top="0cm" fo:margin-bottom="0.353cm" loext:contextual-spacing="false" fo:line-height="115%" style:page-number="auto" fo:break-before="page"/>
      <style:text-properties style:font-name="Calibri" fo:font-weight="bold" officeooo:rsid="001fde35" officeooo:paragraph-rsid="001fde35" style:font-name-asian="Calibri" style:font-weight-asian="bold" style:font-name-complex="Calibri" style:font-weight-complex="bold"/>
    </style:style>
    <style:style style:name="T1" style:family="text">
      <style:text-properties officeooo:rsid="0020c22e"/>
    </style:style>
    <style:style style:name="T2" style:family="text">
      <style:text-properties officeooo:rsid="0022b2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(P * A log V)</text:p>
      <text:p text:style-name="P1"><text:span text:style-name="T1">Usando Dijkstra con cola de prioridad. </text:span>Siendo:</text:p>
      <text:p text:style-name="P1">P = par de llegada del gusano <text:span text:style-name="T2">(nodo o computadora infectada)</text:span></text:p>
      <text:p text:style-name="P1">A = aristas</text:p>
      <text:p text:style-name="P1">V = vért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Times New Roman" style:font-size-asian="11pt" style:language-asian="es" style:country-asian="A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creator>Luciano Nahuel Vitale</dc:creator>
    <meta:creation-date>2018-07-17T05:00:00Z</meta:creation-date>
    <dc:date>2018-07-23T03:52:34.238000000</dc:date>
    <meta:editing-cycles>5</meta:editing-cycles>
    <meta:editing-duration>PT9M48S</meta:editing-duration>
    <meta:document-statistic meta:table-count="0" meta:image-count="0" meta:object-count="0" meta:page-count="1" meta:paragraph-count="5" meta:word-count="29" meta:character-count="143" meta:non-whitespace-character-count="119"/>
    <meta:template xlink:type="simple" xlink:actuate="onRequest" xlink:title="" xlink:href="Normal.dotm"/>
  </office:meta>
</office:document-meta>
</file>